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1a6e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6023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6024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401cm" svg:height="1.401cm" svg:x="10.891cm" svg:y="14.39cm">
            <text:p/>
          </draw:rect>
          <draw:rect draw:style-name="gr2" draw:text-style-name="P2" draw:layer="layout" svg:width="1.4cm" svg:height="1.401cm" svg:x="9.492cm" svg:y="14.39cm">
            <text:p/>
          </draw:rect>
          <draw:g>
            <draw:rect draw:style-name="gr3" draw:text-style-name="P3" draw:layer="layout" svg:width="2.8cm" svg:height="1.401cm" svg:x="9.492cm" svg:y="14.39cm">
              <text:p/>
            </draw:rect>
            <draw:line draw:style-name="gr4" draw:text-style-name="P4" draw:layer="layout" svg:x1="10.889cm" svg:y1="14.392cm" svg:x2="10.889cm" svg:y2="15.793cm">
              <text:p/>
            </draw:line>
          </draw:g>
          <draw:line draw:style-name="gr5" draw:text-style-name="P5" draw:layer="layout" svg:x1="9.49cm" svg:y1="14.392cm" svg:x2="10.889cm" svg:y2="15.793cm">
            <text:p/>
          </draw:line>
          <draw:line draw:style-name="gr6" draw:text-style-name="P5" draw:layer="layout" svg:x1="9.49cm" svg:y1="15.793cm" svg:x2="10.889cm" svg:y2="14.39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023" draw:display-name="Dashed (var) 6023" draw:style="rect" draw:dots1="1" draw:dots1-length="0.029cm" draw:dots2="1" draw:dots2-length="0.029cm" draw:distance="0.029cm"/>
    <draw:stroke-dash draw:name="Dashed_20__28_var_29__20_6024" draw:display-name="Dashed (var) 6024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07:30:36.304807930</meta:creation-date>
    <dc:date>2018-05-15T07:30:55.999330649</dc:date>
    <meta:editing-duration>PT20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